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20000000CC83EA5ACF.png" manifest:media-type="image/png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fill-color="#ffffff" fo:min-height="12.573cm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10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6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標題及物件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fo:min-height="3.18cm"/>
    </style:style>
    <style:style style:name="pr5" style:family="presentation" style:parent-style-name="Title_20_Only-notes">
      <style:graphic-properties draw:fill-color="#ffffff" fo:min-height="12.572cm"/>
    </style:style>
    <style:style style:name="pr6" style:family="presentation" style:parent-style-name="Default_20_1-title">
      <style:graphic-properties fo:min-height="3.18cm"/>
    </style:style>
    <style:style style:name="pr7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5.985cm" style:use-optimal-column-width="false"/>
    </style:style>
    <style:style style:name="co6" style:family="table-column">
      <style:table-column-properties style:column-width="3.745cm" style:use-optimal-column-width="false"/>
    </style:style>
    <style:style style:name="co7" style:family="table-column">
      <style:table-column-properties style:column-width="15.034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828cm"/>
    </style:style>
    <style:style style:name="ro6" style:family="table-row">
      <style:table-row-properties style:row-height="1.393cm"/>
    </style:style>
    <style:style style:name="ro7" style:family="table-row">
      <style:table-row-properties style:row-height="1.211cm"/>
    </style:style>
    <style:style style:name="ro8" style:family="table-row">
      <style:table-row-properties style:row-height="0.982cm"/>
    </style:style>
    <style:style style:name="ro9" style:family="table-row">
      <style:table-row-properties style:row-height="0.839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false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false"/>
    </style:style>
    <style:style style:name="ce6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7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8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9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0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1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2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3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4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5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6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17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18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19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20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21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22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23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24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25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26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27" style:family="table-cell">
      <style:graphic-properties style:repeat="repeat"/>
      <style:text-properties fo:font-size="12pt" style:font-size-asian="12pt" style:font-size-complex="12pt"/>
    </style:style>
    <style:style style:name="ce28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29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0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1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2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3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4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5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6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7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8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39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0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1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2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3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4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45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7" style:family="paragraph">
      <style:paragraph-properties fo:margin-top="0cm" fo:margin-bottom="0cm" fo:line-height="100%"/>
    </style:style>
    <style:style style:name="P18" style:family="paragraph">
      <style:paragraph-properties fo:margin-top="0cm" fo:margin-bottom="0.66cm"/>
    </style:style>
    <style:style style:name="P19" style:family="paragraph">
      <style:paragraph-properties fo:margin-top="0cm" fo:margin-bottom="0cm" fo:line-height="100%" fo:text-align="start"/>
      <style:text-properties fo:font-size="18pt"/>
    </style:style>
    <style:style style:name="P20" style:family="paragraph">
      <style:paragraph-properties fo:margin-top="0cm" fo:margin-bottom="0cm" fo:line-height="150%" fo:text-align="start"/>
      <style:text-properties fo:font-size="18pt"/>
    </style:style>
    <style:style style:name="P21" style:family="paragraph">
      <style:text-properties fo:font-size="18pt"/>
    </style:style>
    <style:style style:name="P22" style:family="paragraph">
      <style:paragraph-properties fo:margin-top="0cm" fo:margin-bottom="0.66cm"/>
      <style:text-properties fo:font-size="18pt"/>
    </style:style>
    <style:style style:name="P23" style:family="paragraph">
      <style:paragraph-properties fo:margin-top="0cm" fo:margin-bottom="0.203cm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cm" fo:text-align="start" style:font-independent-line-spacing="true"/>
      <style:text-properties fo:font-size="18pt"/>
    </style:style>
    <style:style style:name="P2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ize-asian="18p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512B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tting 區塊規劃" draw:style-name="dp1" draw:master-page-name="標題及物件" presentation:presentation-page-layout-name="AL3T11">
        <office:forms form:automatic-focus="false" form:apply-design-mode="false"/>
        <draw:frame draw:name="標題 1" presentation:style-name="pr3" draw:text-style-name="P11" draw:layer="layout" svg:width="24.764cm" svg:height="1.631cm" svg:x="1.376cm" svg:y="0.321cm" presentation:class="title" presentation:user-transformed="true">
          <draw:text-box>
            <text:p text:style-name="P10"><text:span text:style-name="T6">Setting </text:span><text:span text:style-name="T6">區塊規劃</text:span></text:p>
          </draw:text-box>
        </draw:frame>
        <draw:frame draw:name="內容版面配置區 3" draw:style-name="standard" draw:layer="layout" svg:width="24.764cm" svg:height="14.864cm" svg:x="1.376cm" svg:y="2.408cm">
          <table:table table:template-name="blue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>
              <table:table-cell table:style-name="ce3">
                <text:p text:style-name="P12"><text:span text:style-name="T7">名稱</text:span></text:p>
              </table:table-cell>
              <table:table-cell table:style-name="ce4">
                <text:p text:style-name="P12"><text:span text:style-name="T7">大小</text:span></text:p>
              </table:table-cell>
              <table:table-cell table:style-name="ce5">
                <text:p text:style-name="P12"><text:span text:style-name="T7">說明</text:span></text:p>
              </table:table-cell>
            </table:table-row>
            <table:table-row table:style-name="ro6">
              <table:table-cell table:style-name="ce6">
                <text:p text:style-name="P13"><text:span text:style-name="T8">Initial_Code</text:span></text:p>
              </table:table-cell>
              <table:table-cell table:style-name="ce7">
                <text:p text:style-name="P13"><text:span text:style-name="T8">4 Bytes</text:span></text:p>
              </table:table-cell>
              <table:table-cell table:style-name="ce8">
                <text:p text:style-name="P13"><text:span text:style-name="T8">第一次初始時使用，當這個值不等於 </text:span><text:span text:style-name="T8">0x5AA5AA55 </text:span><text:span text:style-name="T8">時，表示需要初始 </text:span><text:span text:style-name="T8">Setting </text:span><text:span text:style-name="T8">區塊</text:span></text:p>
              </table:table-cell>
            </table:table-row>
            <table:table-row table:style-name="ro6">
              <table:table-cell table:style-name="ce9">
                <text:p text:style-name="P13"><text:span text:style-name="T8">Magic_Code</text:span></text:p>
              </table:table-cell>
              <table:table-cell table:style-name="ce10">
                <text:p text:style-name="P13"><text:span text:style-name="T8">16 Bytes</text:span></text:p>
              </table:table-cell>
              <table:table-cell table:style-name="ce11">
                <text:p text:style-name="P13"><text:span text:style-name="T8">在 </text:span><text:span text:style-name="T8">eMMC </text:span><text:span text:style-name="T8">內用來檢查外部裝置是否有相同的 </text:span><text:span text:style-name="T8">Magic Code</text:span><text:span text:style-name="T8">，若有則載入外部裝置的 </text:span><text:span text:style-name="T8">Kernel </text:span><text:span text:style-name="T8">和 </text:span><text:span text:style-name="T8">Ram Disk(root file system)</text:span></text:p>
              </table:table-cell>
            </table:table-row>
            <table:table-row table:style-name="ro5">
              <table:table-cell table:style-name="ce12">
                <text:p text:style-name="P13"><text:span text:style-name="T8">MAC1</text:span></text:p>
              </table:table-cell>
              <table:table-cell table:style-name="ce13">
                <text:p text:style-name="P13"><text:span text:style-name="T8">8 Bytes</text:span></text:p>
              </table:table-cell>
              <table:table-cell table:style-name="ce14">
                <text:p text:style-name="P13"><text:span text:style-name="T8">第一組網卡 </text:span><text:span text:style-name="T8">MAC Address</text:span></text:p>
              </table:table-cell>
            </table:table-row>
            <table:table-row table:style-name="ro5">
              <table:table-cell table:style-name="ce15">
                <text:p text:style-name="P13"><text:span text:style-name="T8">MAC2</text:span></text:p>
              </table:table-cell>
              <table:table-cell table:style-name="ce16">
                <text:p text:style-name="P14"><text:span text:style-name="T8">8 Bytes</text:span></text:p>
              </table:table-cell>
              <table:table-cell table:style-name="ce17">
                <text:p text:style-name="P14"><text:span text:style-name="T8">第二組網卡 </text:span><text:span text:style-name="T8">MAC Address</text:span></text:p>
              </table:table-cell>
            </table:table-row>
            <table:table-row table:style-name="ro5">
              <table:table-cell table:style-name="ce18">
                <text:p text:style-name="P13"><text:span text:style-name="T8">MAC3</text:span></text:p>
              </table:table-cell>
              <table:table-cell table:style-name="ce19">
                <text:p text:style-name="P14"><text:span text:style-name="T8">8 Bytes</text:span></text:p>
              </table:table-cell>
              <table:table-cell table:style-name="ce20">
                <text:p text:style-name="P14"><text:span text:style-name="T8">第三組網卡 </text:span><text:span text:style-name="T8">MAC Address</text:span></text:p>
              </table:table-cell>
            </table:table-row>
            <table:table-row table:style-name="ro5">
              <table:table-cell table:style-name="ce21">
                <text:p text:style-name="P13"><text:span text:style-name="T8">MAC4</text:span></text:p>
              </table:table-cell>
              <table:table-cell table:style-name="ce22">
                <text:p text:style-name="P14"><text:span text:style-name="T8">8 Bytes</text:span></text:p>
              </table:table-cell>
              <table:table-cell table:style-name="ce23">
                <text:p text:style-name="P14"><text:span text:style-name="T8">第四組網卡 </text:span><text:span text:style-name="T8">MAC Address</text:span></text:p>
              </table:table-cell>
            </table:table-row>
            <table:table-row table:style-name="ro7">
              <table:table-cell table:style-name="ce24">
                <text:p text:style-name="P13"><text:span text:style-name="T8">Product_Name</text:span></text:p>
              </table:table-cell>
              <table:table-cell table:style-name="ce25">
                <text:p text:style-name="P13"><text:span text:style-name="T8">128 Bytes</text:span></text:p>
              </table:table-cell>
              <table:table-cell table:style-name="ce26">
                <text:p text:style-name="P13"><text:span text:style-name="T8">產品名稱</text:span></text:p>
              </table:table-cell>
            </table:table-row>
            <table:table-row table:style-name="ro8" table:default-cell-style-name="ce27">
              <table:table-cell>
                <text:p text:style-name="P15">ProductSerialNO</text:p>
              </table:table-cell>
              <table:table-cell>
                <text:p text:style-name="P15">64 Bytes</text:p>
              </table:table-cell>
              <table:table-cell>
                <text:p text:style-name="P15">產品序號</text:p>
              </table:table-cell>
            </table:table-row>
            <table:table-row table:style-name="ro5">
              <table:table-cell table:style-name="ce28">
                <text:p text:style-name="P13"><text:span text:style-name="T8">BSP_Version</text:span></text:p>
              </table:table-cell>
              <table:table-cell table:style-name="ce29">
                <text:p text:style-name="P13"><text:span text:style-name="T8">32 Bytes</text:span></text:p>
              </table:table-cell>
              <table:table-cell table:style-name="ce30">
                <text:p text:style-name="P13"><text:span text:style-name="T8">BSP </text:span><text:span text:style-name="T8">版本</text:span></text:p>
              </table:table-cell>
            </table:table-row>
            <table:table-row table:style-name="ro7">
              <table:table-cell table:style-name="ce31">
                <text:p text:style-name="P13"><text:span text:style-name="T8">Password_Length</text:span></text:p>
              </table:table-cell>
              <table:table-cell table:style-name="ce32">
                <text:p text:style-name="P13"><text:span text:style-name="T8">4 Bytes</text:span></text:p>
              </table:table-cell>
              <table:table-cell table:style-name="ce33">
                <text:p text:style-name="P13"><text:span text:style-name="T8">密碼長度</text:span></text:p>
              </table:table-cell>
            </table:table-row>
            <table:table-row table:style-name="ro7">
              <table:table-cell table:style-name="ce34">
                <text:p text:style-name="P13"><text:span text:style-name="T8">Password</text:span></text:p>
              </table:table-cell>
              <table:table-cell table:style-name="ce35">
                <text:p text:style-name="P13"><text:span text:style-name="T8">32 Bytes</text:span></text:p>
              </table:table-cell>
              <table:table-cell table:style-name="ce36">
                <text:p text:style-name="P13"><text:span text:style-name="T8">密碼</text:span></text:p>
              </table:table-cell>
            </table:table-row>
            <table:table-row table:style-name="ro5">
              <table:table-cell table:style-name="ce37">
                <text:p text:style-name="P13"><text:span text:style-name="T8">Function</text:span></text:p>
              </table:table-cell>
              <table:table-cell table:style-name="ce38">
                <text:p text:style-name="P13"><text:span text:style-name="T8">4 Bytes</text:span></text:p>
              </table:table-cell>
              <table:table-cell table:style-name="ce39">
                <text:p text:style-name="P13"><text:span text:style-name="T8">功能開啟或關閉</text:span></text:p>
              </table:table-cell>
            </table:table-row>
            <table:table-row table:style-name="ro5">
              <table:table-cell table:style-name="ce40">
                <text:p text:style-name="P13"><text:span text:style-name="T8">Command</text:span></text:p>
              </table:table-cell>
              <table:table-cell table:style-name="ce41">
                <text:p text:style-name="P13"><text:span text:style-name="T8">4 Bytes</text:span></text:p>
              </table:table-cell>
              <table:table-cell table:style-name="ce42">
                <text:p text:style-name="P13"><text:span text:style-name="T8">Default </text:span><text:span text:style-name="T8">定義的功能</text:span></text:p>
              </table:table-cell>
            </table:table-row>
            <table:table-row table:style-name="ro9">
              <table:table-cell table:style-name="ce43">
                <text:p text:style-name="P13"><text:span text:style-name="T8">Test_Status</text:span></text:p>
              </table:table-cell>
              <table:table-cell table:style-name="ce44">
                <text:p text:style-name="P13"><text:span text:style-name="T8">4 Bytes</text:span></text:p>
              </table:table-cell>
              <table:table-cell table:style-name="ce45">
                <text:p text:style-name="P13"><text:span text:style-name="T8">執行後的狀態值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132cm" svg:height="10.476cm" svg:x="3.228cm" svg:y="2.123cm" draw:page-number="3" presentation:class="page"/>
          <draw:frame draw:style-name="g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6" draw:layer="layout" svg:width="24.762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line draw:name="Line 13" draw:style-name="gr8" draw:text-style-name="P3" draw:layer="layout" svg:x1="0cm" svg:y1="0cm" svg:x2="0.001cm" svg:y2="0.001cm">
          <text:p/>
        </draw:line>
        <draw:line draw:name="Line 14" draw:style-name="gr8" draw:text-style-name="P3" draw:layer="layout" svg:x1="0cm" svg:y1="0cm" svg:x2="0.001cm" svg:y2="0.001cm">
          <text:p/>
        </draw:line>
        <draw:line draw:name="Line 16" draw:style-name="gr8" draw:text-style-name="P3" draw:layer="layout" svg:x1="0cm" svg:y1="0cm" svg:x2="0.001cm" svg:y2="0.001cm">
          <text:p/>
        </draw:line>
        <draw:line draw:name="Line 17" draw:style-name="gr8" draw:text-style-name="P3" draw:layer="layout" svg:x1="0cm" svg:y1="0cm" svg:x2="0.001cm" svg:y2="0.001cm">
          <text:p/>
        </draw:line>
        <draw:frame presentation:style-name="pr4" draw:layer="layout" svg:width="24.764cm" svg:height="3.18cm" svg:x="1.375cm" svg:y="0.76cm" presentation:class="title" presentation:user-transformed="true">
          <draw:text-box>
            <text:p text:style-name="P17"><text:span text:style-name="T3">Bootsel func.</text:span></text:p>
          </draw:text-box>
        </draw:frame>
        <draw:frame draw:style-name="gr9" draw:text-style-name="P18" draw:layer="layout" svg:width="17.272cm" svg:height="4.921cm" svg:x="4.064cm" svg:y="4.572cm">
          <draw:text-box>
            <text:p>Read fec_mac to bootargs.</text:p>
            <text:p>Command :</text:p>
            <text:p><text:tab/>bootsel_set</text:p>
            <text:p><text:tab/>env_reset</text:p>
            <text:p><text:tab/>setting_info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10" draw:text-style-name="P4" draw:layer="Layout" svg:width="1.487cm" svg:height="0.768cm" svg:x="0.203cm" svg:y="18.124cm">
          <text:p text:style-name="P19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6" draw:layer="Layout" svg:width="14.726cm" svg:height="8.376cm" svg:x="5.08cm" svg:y="5.588cm">
          <text:p text:style-name="P20"><text:span text:style-name="T2"/></text:p>
          <text:p text:style-name="P19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line draw:name="Line 13" draw:style-name="gr8" draw:text-style-name="P3" draw:layer="layout" svg:x1="0cm" svg:y1="0cm" svg:x2="0.001cm" svg:y2="0.001cm">
          <text:p/>
        </draw:line>
        <draw:line draw:name="Line 14" draw:style-name="gr8" draw:text-style-name="P3" draw:layer="layout" svg:x1="0cm" svg:y1="0cm" svg:x2="0.001cm" svg:y2="0.001cm">
          <text:p/>
        </draw:line>
        <draw:line draw:name="Line 16" draw:style-name="gr8" draw:text-style-name="P3" draw:layer="layout" svg:x1="0cm" svg:y1="0cm" svg:x2="0.001cm" svg:y2="0.001cm">
          <text:p/>
        </draw:line>
        <draw:line draw:name="Line 17" draw:style-name="gr8" draw:text-style-name="P3" draw:layer="layout" svg:x1="0cm" svg:y1="0cm" svg:x2="0.001cm" svg:y2="0.001cm">
          <text:p/>
        </draw:line>
        <draw:frame presentation:style-name="pr4" draw:layer="layout" svg:width="24.764cm" svg:height="3.18cm" svg:x="1.375cm" svg:y="0.76cm" presentation:class="title" presentation:user-transformed="true">
          <draw:text-box>
            <text:p text:style-name="P17"><text:span text:style-name="T3">Makefile</text:span></text:p>
          </draw:text-box>
        </draw:frame>
        <draw:frame draw:style-name="gr9" draw:text-style-name="P22" draw:layer="layout" svg:width="17.272cm" svg:height="4.921cm" svg:x="4.064cm" svg:y="4.572cm">
          <draw:text-box>
            <text:p text:style-name="P21">Make config-file</text:p>
            <text:p text:style-name="P21">-include include/config/auto.conf</text:p>
            <text:p text:style-name="P21">-include include/config/auto.conf.cmd</text:p>
            <text:p text:style-name="P21"><text:tab/>要加入Kconfig</text:p>
            <text:p text:style-name="P21">Scripts/Makefile.autoconf</text:p>
            <text:p text:style-name="P21"><text:tab/>&lt;configs/$(CONFIG_SYS_CONFIG_NAME).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Only" presentation:presentation-page-layout-name="AL1T1">
        <office:forms form:automatic-focus="false" form:apply-design-mode="false"/>
        <draw:frame presentation:style-name="pr4" draw:layer="layout" svg:width="24.758cm" svg:height="3.18cm" svg:x="1.375cm" svg:y="0.76cm" presentation:class="title">
          <draw:text-box>
            <text:p text:style-name="P17"><text:span text:style-name="T3">Add board</text:span></text:p>
          </draw:text-box>
        </draw:frame>
        <draw:frame draw:style-name="gr14" draw:layer="layout" svg:width="15.24cm" svg:height="5.075cm" svg:x="6.096cm" svg:y="6.858cm">
          <draw:text-box>
            <text:p text:style-name="P18">Configs/board_defconfig</text:p>
            <text:p text:style-name="P18">Board/vendor/board fold</text:p>
            <text:p text:style-name="P18">Arch/$(ARCH)/Kconfig : add vendor/Kconfig</text:p>
            <text:p text:style-name="P18"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Only" presentation:presentation-page-layout-name="AL1T1">
        <office:forms form:automatic-focus="false" form:apply-design-mode="false"/>
        <draw:frame presentation:style-name="pr4" draw:layer="layout" svg:width="24.758cm" svg:height="3.18cm" svg:x="1.375cm" svg:y="0.76cm" presentation:class="title" presentation:user-transformed="true">
          <draw:text-box>
            <text:p text:style-name="P17"><text:span text:style-name="T3">Start</text:span></text:p>
          </draw:text-box>
        </draw:frame>
        <draw:frame draw:style-name="gr15" draw:text-style-name="P23" draw:layer="layout" svg:width="15.748cm" svg:height="6.604cm" svg:x="5.842cm" svg:y="4.572cm">
          <draw:text-box>
            <text:p text:style-name="P23">Arch/arm/cpu/**/Start.S</text:p>
            <text:p text:style-name="P23">Arch/arm/lib/crt*.S</text:p>
            <text:p text:style-name="P23">Common/board_f.c</text:p>
            <text:p text:style-name="P23">Common/board_r.c</text:p>
            <text:p text:style-name="P18"><text:tab/><text:tab/>run_main_loop</text:p>
            <text:p text:style-name="P18"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6" draw:layer="layout" svg:width="5.078cm" svg:height="2.03cm" svg:x="10.776cm" svg:y="3.94cm">
          <text:p text:style-name="P7"><text:span text:style-name="T9">備援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7" draw:text-style-name="P8" xml:id="id1" draw:id="id1" draw:layer="layout" svg:width="5.586cm" svg:height="2.792cm" svg:x="10.515cm" svg:y="7.367cm">
          <text:p text:style-name="P7"><text:span text:style-name="T4">check_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8" draw:style-name="gr1" draw:text-style-name="P25" draw:layer="layout" svg:width="5.894cm" svg:height="0.96cm" svg:x="4.68cm" svg:y="7.866cm">
          <text:p text:style-name="P24"><text:span text:style-name="T4">File data 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5" draw:layer="layout" svg:width="6.602cm" svg:height="0.96cm" svg:x="15.856cm" svg:y="7.62cm">
          <text:p text:style-name="P24"><text:span text:style-name="T4">File data 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8" xml:id="id2" draw:id="id2" draw:layer="layout" svg:width="6.094cm" svg:height="2.03cm" svg:x="3.665cm" svg:y="11.685cm">
          <text:p text:style-name="P7"><text:span text:style-name="T4">Excute Update.sh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7" draw:text-style-name="P8" xml:id="id3" draw:id="id3" draw:layer="layout" svg:width="6.094cm" svg:height="2.03cm" svg:x="17.889cm" svg:y="11.685cm">
          <text:p text:style-name="P7"><text:span text:style-name="T4">Mini filesystem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line draw:name="Line 13" draw:style-name="gr8" draw:text-style-name="P3" draw:layer="layout" svg:x1="0cm" svg:y1="0cm" svg:x2="0.001cm" svg:y2="0.001cm">
          <text:p/>
        </draw:line>
        <draw:line draw:name="Line 14" draw:style-name="gr8" draw:text-style-name="P3" draw:layer="layout" svg:x1="0cm" svg:y1="0cm" svg:x2="0.001cm" svg:y2="0.001cm">
          <text:p/>
        </draw:line>
        <draw:custom-shape draw:name="Line 15" draw:style-name="gr18" draw:text-style-name="P3" draw:layer="layout" svg:width="0.007cm" svg:height="1.396cm" svg:x="13.268cm" svg:y="5.971cm">
          <text:p/>
          <draw:enhanced-geometry draw:mirror-horizontal="true" draw:mirror-vertical="false" svg:viewBox="0 0 21600 21600" draw:type="mso-spt32" draw:enhanced-path="M 0 0 L 21600 21600 N"/>
        </draw:custom-shape>
        <draw:line draw:name="Line 16" draw:style-name="gr8" draw:text-style-name="P3" draw:layer="layout" svg:x1="0cm" svg:y1="0cm" svg:x2="0.001cm" svg:y2="0.001cm">
          <text:p/>
        </draw:line>
        <draw:line draw:name="Line 17" draw:style-name="gr8" draw:text-style-name="P3" draw:layer="layout" svg:x1="0cm" svg:y1="0cm" svg:x2="0.001cm" svg:y2="0.001cm">
          <text:p/>
        </draw:line>
        <draw:connector draw:style-name="gr19" draw:text-style-name="P26" draw:layer="layout" svg:x1="10.515cm" svg:y1="8.763cm" svg:x2="6.712cm" svg:y2="11.685cm" draw:start-shape="id1" draw:start-glue-point="3" draw:end-shape="id2" svg:d="M10515 8763h-3803v2922" svg:viewBox="0 0 3804 2923">
          <text:p/>
        </draw:connector>
        <draw:connector draw:style-name="gr19" draw:text-style-name="P26" draw:layer="layout" svg:x1="16.101cm" svg:y1="8.763cm" svg:x2="20.936cm" svg:y2="11.685cm" draw:start-shape="id1" draw:start-glue-point="1" draw:end-shape="id3" draw:end-glue-point="0" svg:d="M16101 8763h4835v2922" svg:viewBox="0 0 4836 2923">
          <text:p/>
        </draw:connector>
        <draw:frame presentation:style-name="pr4" draw:layer="layout" svg:width="24.764cm" svg:height="3.18cm" svg:x="1.375cm" svg:y="0.76cm" presentation:class="title" presentation:user-transformed="true">
          <draw:text-box>
            <text:p text:style-name="P17"><text:span text:style-name="T3">備援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9">
        <office:forms form:automatic-focus="false" form:apply-design-mode="false"/>
        <draw:custom-shape draw:name="CustomShape 1" draw:style-name="gr7" draw:text-style-name="P8" draw:layer="layout" svg:width="24.758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8" xml:id="id4" draw:id="id4" draw:layer="layout" svg:width="5.84cm" svg:height="2.03cm" svg:x="8.114cm" svg:y="3.456cm">
          <text:p text:style-name="P7"><text:span text:style-name="T4">update</text:span><text:span text:style-name="T4">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7" draw:text-style-name="P8" xml:id="id5" draw:id="id5" draw:layer="layout" svg:width="5.586cm" svg:height="2.792cm" svg:x="8.248cm" svg:y="7.12cm">
          <text:p text:style-name="P7"><text:span text:style-name="T4">Update.zip verif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4" draw:style-name="gr17" draw:text-style-name="P8" xml:id="id6" draw:id="id6" draw:layer="layout" svg:width="6.094cm" svg:height="2.03cm" svg:x="2.866cm" svg:y="11.686cm">
          <text:p text:style-name="P7"><text:span text:style-name="T4">Excute rtx-scrip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8" draw:text-style-name="P3" draw:layer="layout" svg:x1="0cm" svg:y1="0cm" svg:x2="0.001cm" svg:y2="0.001cm">
          <text:p/>
        </draw:line>
        <draw:custom-shape draw:name="CustomShape 6" draw:style-name="gr1" draw:text-style-name="P25" draw:layer="layout" svg:width="2.794cm" svg:height="0.96cm" svg:x="5.404cm" svg:y="7.422cm">
          <text:p text:style-name="P24"><text:span text:style-name="T4">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8" xml:id="id7" draw:id="id7" draw:layer="layout" svg:width="6.094cm" svg:height="2.03cm" svg:x="16.684cm" svg:y="7.512cm">
          <text:p text:style-name="P7"><text:span text:style-name="T4">Recovery UI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25" draw:layer="layout" svg:width="3.702cm" svg:height="0.96cm" svg:x="13.132cm" svg:y="7.366cm">
          <text:p text:style-name="P24"><text:span text:style-name="T4">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" draw:text-style-name="P3" draw:layer="layout" svg:x1="0cm" svg:y1="0cm" svg:x2="0.001cm" svg:y2="0.001cm">
          <text:p/>
        </draw:line>
        <draw:line draw:name="Line 10" draw:style-name="gr8" draw:text-style-name="P3" draw:layer="layout" svg:x1="0cm" svg:y1="0cm" svg:x2="0.001cm" svg:y2="0.001cm">
          <text:p/>
        </draw:line>
        <draw:custom-shape draw:name="CustomShape 11" draw:style-name="gr17" draw:text-style-name="P25" xml:id="id8" draw:id="id8" draw:layer="layout" svg:width="11.428cm" svg:height="5.332cm" svg:x="14.032cm" svg:y="11.468cm">
          <text:p text:style-name="P24"><text:span text:style-name="T4">Chooce item by keyboard or mouse :</text:span></text:p>
          <text:p text:style-name="P24"><text:span text:style-name="T4">Reboot system</text:span></text:p>
          <text:p text:style-name="P24"><text:span text:style-name="T4">Cache clean</text:span></text:p>
          <text:p text:style-name="P24"><text:span text:style-name="T4">Data clean</text:span></text:p>
          <text:p text:style-name="P24"><text:span text:style-name="T4">Update from usb</text:span></text:p>
          <text:p text:style-name="P24"><text:span text:style-name="T4">Update from extsd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connector draw:style-name="gr19" draw:text-style-name="P26" draw:layer="layout" svg:x1="11.034cm" svg:y1="5.486cm" svg:x2="11.041cm" svg:y2="7.12cm" draw:start-shape="id4" draw:start-glue-point="2" draw:end-shape="id5" draw:end-glue-point="0" svg:d="M11034 5486v818h7v816" svg:viewBox="0 0 8 1635">
          <text:p/>
        </draw:connector>
        <draw:connector draw:style-name="gr19" draw:text-style-name="P26" draw:layer="layout" svg:x1="8.248cm" svg:y1="8.516cm" svg:x2="5.913cm" svg:y2="11.686cm" draw:start-shape="id5" draw:start-glue-point="3" draw:end-shape="id6" svg:d="M8248 8516h-2335v3170" svg:viewBox="0 0 2336 3171">
          <text:p/>
        </draw:connector>
        <draw:connector draw:style-name="gr19" draw:text-style-name="P26" draw:layer="layout" svg:x1="13.834cm" svg:y1="8.516cm" svg:x2="16.684cm" svg:y2="8.527cm" draw:start-shape="id5" draw:end-shape="id7" draw:end-glue-point="3" svg:d="M13834 8516h1426v11h1424" svg:viewBox="0 0 2851 12">
          <text:p/>
        </draw:connector>
        <draw:connector draw:style-name="gr19" draw:text-style-name="P26" draw:layer="layout" svg:x1="19.731cm" svg:y1="9.542cm" svg:x2="19.746cm" svg:y2="11.468cm" draw:start-shape="id7" draw:start-glue-point="2" draw:end-shape="id8" svg:d="M19731 9542v964h15v962" svg:viewBox="0 0 16 1927">
          <text:p/>
        </draw:connector>
        <draw:frame presentation:style-name="pr6" draw:layer="layout" svg:width="24.764cm" svg:height="3.18cm" svg:x="1.375cm" svg:y="0.76cm" presentation:class="title" presentation:user-transformed="true">
          <draw:text-box>
            <text:p text:style-name="P17"><text:span text:style-name="T3">Update</text:span><text:span text:style-name="T3">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list-style-name="ML3">
      <style:graphic-properties draw:stroke="none" svg:stroke-width="0.026cm" draw:stroke-linejoin="miter" draw:fill="solid" draw:fill-color="#dddddd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Mgr10" style:family="graphic" style:list-style-name="ML4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list-style-name="ML3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Mgr12" style:family="graphic">
      <style:graphic-properties draw:stroke="none" svg:stroke-width="0.026cm" draw:stroke-linejoin="miter" draw:fill="solid" draw:fill-color="#eaeaea" draw:textarea-vertical-align="middle" draw:auto-grow-height="true" draw:fit-to-size="false" fo:min-height="1.65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list-style-name="ML3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  <style:text-properties fo:font-size="32p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21" style:family="paragraph">
      <style:paragraph-properties fo:text-align="start" style:font-independent-line-spacing="true"/>
      <style:text-properties fo:font-size="32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bold" style:font-name-asian="ＭＳ Ｐゴシック2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ＭＳ Ｐゴシック2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9" draw:layer="Background objects" svg:width="27.516cm" svg:height="1.773cm" svg:x="0cm" svg:y="18.031cm">
        <text:p text:style-name="MP8"><text:span text:style-name="MT7"><text:s text:c="194"/></text:span><text:span text:style-name="MT8"><text:s text:c="2"/></text:span><text:span text:style-name="MT9"><text:s text:c="2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1" draw:layer="Background objects" svg:width="5.696cm" svg:height="1.097cm" svg:x="1.596cm" svg:y="18.027cm">
        <text:p text:style-name="MP10"><text:span text:style-name="MT10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3" draw:layer="Background objects" svg:width="9.524cm" svg:height="0.589cm" svg:x="7.501cm" svg:y="18.203cm">
        <text:p text:style-name="MP12"><text:span text:style-name="MT11">©2014. Retronix Technology Inc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3" draw:layer="backgroundobjects" svg:width="3.799cm" svg:height="0.968cm" svg:x="23.159cm" svg:y="18.081cm">
        <draw:image xlink:href="Pictures/1000020100000320000000CC83EA5ACF.png" xlink:type="simple" xlink:show="embed" xlink:actuate="onLoad">
          <text:p/>
        </draw:image>
      </draw:frame>
      <draw:custom-shape draw:name="Rectangle 22" draw:style-name="Mgr12" draw:text-style-name="MP5" draw:layer="Background objects" svg:width="27.516cm" svg:height="1.90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15" draw:layer="backgroundobjects" svg:width="24.764cm" svg:height="1.631cm" svg:x="1.376cm" svg:y="0.321cm" presentation:class="title" presentation:user-transformed="true">
        <draw:text-box>
          <text:p text:style-name="MP14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1" draw:layer="backgroundobjects" svg:width="24.764cm" svg:height="14.517cm" svg:x="1.376cm" svg:y="2.758cm" presentation:class="outline" presentation:user-transformed="true">
        <draw:text-box>
          <text:list text:style-name="ML6">
            <text:list-item>
              <text:p text:style-name="MP16"><text:span text:style-name="MT13">Click to edit the outline text format</text:span></text:p>
              <text:list>
                <text:list-item>
                  <text:p text:style-name="MP16"><text:span text:style-name="MT13">Second Outline Level</text:span></text:p>
                  <text:list>
                    <text:list-item>
                      <text:p text:style-name="MP16"><text:span text:style-name="MT13">Third Outline Level</text:span></text:p>
                      <text:list>
                        <text:list-item>
                          <text:p text:style-name="MP16"><text:span text:style-name="MT13">Fourth Outline Level</text:span></text:p>
                          <text:list>
                            <text:list-item>
                              <text:p text:style-name="MP16"><text:span text:style-name="MT13">Fifth Outline Level</text:span></text:p>
                              <text:list>
                                <text:list-item>
                                  <text:p text:style-name="MP16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7"><text:span text:style-name="MT13">Seventh Outline Level</text:span><text:span text:style-name="MT13">按一下以編輯母片文字樣式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14">第二層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9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3" draw:layer="Background objects" svg:width="1.494cm" svg:height="0.775cm" svg:x="0.203cm" svg:y="18.124cm">
        <text:p text:style-name="MP22"><text:span text:style-name="MT17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standard" draw:layer="backgroundobjects" svg:width="17.271cm" svg:height="12.572cm" svg:x="2.159cm" svg:y="13.271cm" presentation:class="notes" presentation:placeholder="true">
          <draw:text-box/>
        </draw:frame>
        <draw:frame draw:style-name="Mg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draw:style-name="Mg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draw:style-name="Mg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draw:style-name="Mg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7-26T14:10:49.033676221</dc:date>
    <meta:editing-duration>PT4H28M3S</meta:editing-duration>
    <meta:editing-cycles>38</meta:editing-cycles>
    <meta:document-statistic meta:object-count="174"/>
  </office:meta>
</office:document-meta>
</file>